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e24b" officeooo:paragraph-rsid="0000e24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20af7" officeooo:paragraph-rsid="00020af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20af7" officeooo:paragraph-rsid="00020af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20c3f" officeooo:paragraph-rsid="00020c3f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60b9a" officeooo:paragraph-rsid="00060b9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60b9a" officeooo:paragraph-rsid="00060b9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6c5c9" officeooo:paragraph-rsid="0006c5c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7c18a" officeooo:paragraph-rsid="0007c18a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7c18a" officeooo:paragraph-rsid="0009a8f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3c0c" officeooo:paragraph-rsid="000c3c0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b5d0" officeooo:paragraph-rsid="000cb5d0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e44b4" officeooo:paragraph-rsid="000e44b4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ffa60" officeooo:paragraph-rsid="000ffa60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1f232" officeooo:paragraph-rsid="0011f232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48199" officeooo:paragraph-rsid="00148199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4ca7d" officeooo:paragraph-rsid="0014ca7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0e24b" officeooo:paragraph-rsid="0000e24b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020af7" officeooo:paragraph-rsid="00020af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0af7" officeooo:paragraph-rsid="00020af7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aca36" officeooo:paragraph-rsid="001aca3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168a66" officeooo:paragraph-rsid="00168a6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16ceda" officeooo:paragraph-rsid="0016ceda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officeooo:rsid="00183eb8" officeooo:paragraph-rsid="00183eb8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officeooo:rsid="001958b8" officeooo:paragraph-rsid="001958b8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officeooo:rsid="001aca36" officeooo:paragraph-rsid="001aca36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042f9c" style:font-weight-asian="bold" style:font-weight-complex="bold"/>
    </style:style>
    <style:style style:name="T4" style:family="text">
      <style:text-properties fo:color="#c9211e" loext:opacity="100%" fo:font-weight="bold" officeooo:rsid="00060b9a" style:font-weight-asian="bold" style:font-weight-complex="bold"/>
    </style:style>
    <style:style style:name="T5" style:family="text">
      <style:text-properties fo:color="#c9211e" loext:opacity="100%" fo:font-weight="normal" officeooo:rsid="00042f9c" style:font-weight-asian="normal" style:font-weight-complex="normal"/>
    </style:style>
    <style:style style:name="T6" style:family="text">
      <style:text-properties officeooo:rsid="00036415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normal" officeooo:rsid="00042f9c" style:font-weight-asian="normal" style:font-weight-complex="normal"/>
    </style:style>
    <style:style style:name="T9" style:family="text">
      <style:text-properties style:use-window-font-color="true" loext:opacity="0%" fo:font-weight="normal" officeooo:rsid="00088257" style:font-weight-asian="normal" style:font-weight-complex="normal"/>
    </style:style>
    <style:style style:name="T10" style:family="text">
      <style:text-properties style:use-window-font-color="true" loext:opacity="0%" officeooo:rsid="00042f9c"/>
    </style:style>
    <style:style style:name="T11" style:family="text">
      <style:text-properties officeooo:rsid="00084daf"/>
    </style:style>
    <style:style style:name="T12" style:family="text">
      <style:text-properties officeooo:rsid="00088257"/>
    </style:style>
    <style:style style:name="T13" style:family="text">
      <style:text-properties officeooo:rsid="0009a8f6"/>
    </style:style>
    <style:style style:name="T14" style:family="text">
      <style:text-properties officeooo:rsid="000a7767"/>
    </style:style>
    <style:style style:name="T15" style:family="text">
      <style:text-properties officeooo:rsid="0014cb90"/>
    </style:style>
    <style:style style:name="T16" style:family="text">
      <style:text-properties officeooo:rsid="001793bf"/>
    </style:style>
    <style:style style:name="T17" style:family="text">
      <style:text-properties officeooo:rsid="001958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tructure entreprise</text:p>
      <text:p text:style-name="P1"/>
      <text:p text:style-name="P1"/>
      <text:p text:style-name="P18">1) La nécessité de structurer</text:p>
      <text:p text:style-name="P2"/>
      <text:p text:style-name="P3">⇒ Pour gérer :</text:p>
      <text:p text:style-name="P3"><text:tab/>-L’organiser</text:p>
      <text:p text:style-name="P3"><text:tab/>-Diviser les tâches</text:p>
      <text:p text:style-name="P3"><text:tab/>Coordonner le travail</text:p>
      <text:p text:style-name="P3"><text:tab/>-Répartir les responsabilité et les pouvoirs</text:p>
      <text:p text:style-name="P3"><text:tab/>-mettre en place</text:p>
      <text:p text:style-name="P3"/>
      <text:p text:style-name="P3">A) Pourquoi ?</text:p>
      <text:p text:style-name="P3"/>
      <text:p text:style-name="P3">⇒ Décomposer une entreprise en parties et sous-partie</text:p>
      <text:p text:style-name="P3"><text:tab/>-mieux cerné les tâches</text:p>
      <text:p text:style-name="P3"><text:tab/>-Facilité le travail</text:p>
      <text:p text:style-name="P3"><text:tab/>-Préciser le type de relation de chaque service</text:p>
      <text:p text:style-name="P3"/>
      <text:p text:style-name="P3">⇒ l’origine d’une certaine motivation</text:p>
      <text:p text:style-name="P3"/>
      <text:p text:style-name="P4">B) Définition</text:p>
      <text:p text:style-name="P4"/>
      <text:p text:style-name="P4">⇒ Structure</text:p>
      <text:p text:style-name="P4"><text:tab/>-Ensemble des dispositif par lesquel<text:span text:style-name="T6">s</text:span> une entreprise</text:p>
      <text:p text:style-name="P4"><text:tab/><text:tab/>-Répartie</text:p>
      <text:p text:style-name="P4"><text:tab/><text:tab/>-Coordonne</text:p>
      <text:p text:style-name="P4"><text:tab/><text:tab/>-</text:p>
      <text:p text:style-name="P4"/>
      <text:p text:style-name="P4">⇒ Evolution notion structure</text:p>
      <text:p text:style-name="P4"><text:tab/>-FAYOL : Chaque salarié ne dépend que d’un seul chef hiérarchique</text:p>
      <text:p text:style-name="P4"><text:tab/><text:tab/><text:span text:style-name="T1">-</text:span><text:span text:style-name="T2">Structure hiérarchique</text:span></text:p>
      <text:p text:style-name="P4"><text:span text:style-name="T2"><text:tab/></text:span><text:span text:style-name="T8">-TAYLOR : Tout sal</text:span><text:span text:style-name="T9">a</text:span><text:span text:style-name="T8">rié dépend de plusieurs chefs chacun n’ayant autonomie dans son <text:tab/><text:tab/>domaine propre</text:span></text:p>
      <text:p text:style-name="P4"><text:span text:style-name="T8"><text:tab/><text:tab/></text:span><text:span text:style-name="T5">-</text:span><text:span text:style-name="T3">Structure fonctionnel</text:span><text:span text:style-name="T4">le</text:span></text:p>
      <text:p text:style-name="P4"><text:span text:style-name="T3"/></text:p>
      <text:p text:style-name="P5"><text:span text:style-name="T10">⇒</text:span><text:span text:style-name="T7"> L’école des Relations Humaines </text:span></text:p>
      <text:p text:style-name="P5"><text:tab/>-Les structures tienne compte des besoins et des motivations des acteurs et cherchent à <text:tab/>mobilisé leur participation</text:p>
      <text:p text:style-name="P2"/>
      <text:p text:style-name="P6">⇒ Aujourd’hui</text:p>
      <text:p text:style-name="P6"><text:tab/>-Contexte de croissance et d’internationalisation</text:p>
      <text:p text:style-name="P6"/>
      <text:p text:style-name="P6">⇒ Introduit dans les structures les principes de </text:p>
      <text:p text:style-name="P6"><text:tab/>-Décentralisation</text:p>
      <text:p text:style-name="P6"><text:tab/>-Direction des objectif(DPO)</text:p>
      <text:p text:style-name="P6"><text:tab/>-Délégation de pouvoir</text:p>
      <text:p text:style-name="P6"/>
      <text:p text:style-name="P6"/>
      <text:p text:style-name="P6"/>
      <text:p text:style-name="P6"/>
      <text:p text:style-name="P6"/>
      <text:p text:style-name="P19"><text:soft-page-break/>2) Les différentes structures</text:p>
      <text:p text:style-name="P2"/>
      <text:p text:style-name="P2"/>
      <text:p text:style-name="P7">⇒ Plusieurs caractéristiques</text:p>
      <text:p text:style-name="P7"><text:tab/>-Le choix d’une division de travail</text:p>
      <text:p text:style-name="P7"><text:tab/>-Le mode d’exercice du pouvoir et de la décision</text:p>
      <text:p text:style-name="P7"><text:tab/>-Les comportement sociaux des acteurs</text:p>
      <text:p text:style-name="P7"/>
      <text:p text:style-name="P7">A) Division de travail</text:p>
      <text:p text:style-name="P7"/>
      <text:p text:style-name="P7">⇒ Répartition des activité</text:p>
      <text:p text:style-name="P7"><text:tab/>-Fonctionnelle (TAYLOR)</text:p>
      <text:p text:style-name="P7"><text:tab/>-Divisionnelle</text:p>
      <text:p text:style-name="P7"><text:tab/><text:tab/>-Grandes divisions par marché, par produit ou zone géographique</text:p>
      <text:p text:style-name="P7"/>
      <text:p text:style-name="P9">B) Mode d’<text:span text:style-name="T13">e</text:span>xercice du pouvoirs <text:span text:style-name="T14">et de la décision</text:span></text:p>
      <text:p text:style-name="P8"/>
      <text:p text:style-name="P11">B.1) Structure hiérarchique</text:p>
      <text:p text:style-name="P11"/>
      <text:p text:style-name="P8">⇒ Une personne n ‘est en relation qu’avec son sup<text:span text:style-name="T11">é</text:span>rieur hiérarchique</text:p>
      <text:p text:style-name="P8"><text:tab/>-</text:p>
      <text:p text:style-name="P8"/>
      <text:p text:style-name="P8">⇒ Classification en 6 partie</text:p>
      <text:p text:style-name="P8"><text:tab/>-Technique</text:p>
      <text:p text:style-name="P8"><text:tab/>-Comptable</text:p>
      <text:p text:style-name="P8"><text:tab/>-Commerciale</text:p>
      <text:p text:style-name="P8"><text:tab/>-Financière</text:p>
      <text:p text:style-name="P8"><text:tab/>-<text:span text:style-name="T12">Sécurité</text:span></text:p>
      <text:p text:style-name="P8"><text:tab/>-<text:span text:style-name="T12">Administrative</text:span></text:p>
      <text:p text:style-name="P8"/>
      <text:p text:style-name="P10">⇒ Avantage</text:p>
      <text:p text:style-name="P10"><text:tab/>-Simplicité du commandement</text:p>
      <text:p text:style-name="P10"/>
      <text:p text:style-name="P10">⇒ Inconvénient </text:p>
      <text:p text:style-name="P10"><text:tab/>-Cloisonnement</text:p>
      <text:p text:style-name="P10"><text:tab/>-Lourdeur</text:p>
      <text:p text:style-name="P10"><text:tab/>-Mauvaise circulation de l’information</text:p>
      <text:p text:style-name="P10"/>
      <text:p text:style-name="P10"/>
      <text:p text:style-name="P11">B.1)Structure fonctionnelle</text:p>
      <text:p text:style-name="P11"/>
      <text:p text:style-name="P12">⇒</text:p>
      <text:p text:style-name="P12"/>
      <text:p text:style-name="P12">⇒ Avantage</text:p>
      <text:p text:style-name="P12"><text:tab/>-Spécialisation du personnelle efficace</text:p>
      <text:p text:style-name="P12"/>
      <text:p text:style-name="P12">⇒ Inconvénient </text:p>
      <text:p text:style-name="P12"><text:tab/>-Peut engendrer des conflits</text:p>
      <text:p text:style-name="P12"/>
      <text:p text:style-name="P12">⇒ Structure hiérarchico-Fonctionnelle</text:p>
      <text:p text:style-name="P12"><text:tab/>-Des conseillers spécialises dans les domaines précis attacher aux chef hiérarchique</text:p>
      <text:p text:style-name="P12"><text:tab/>-La hiérarchie décide</text:p>
      <text:p text:style-name="P12"><text:soft-page-break/>⇒ Les responsables fonctionnel aident a la décision</text:p>
      <text:p text:style-name="P12"><text:tab/>-Staff and Line</text:p>
      <text:p text:style-name="P12"/>
      <text:p text:style-name="P13">B.3) Structure divisionelle</text:p>
      <text:p text:style-name="P13"/>
      <text:p text:style-name="P13">⇒ Décentralisation</text:p>
      <text:p text:style-name="P13"><text:tab/>-</text:p>
      <text:p text:style-name="P13"/>
      <text:p text:style-name="P14">⇒ Avantage</text:p>
      <text:p text:style-name="P14"><text:tab/>-Autonomie des divisions</text:p>
      <text:p text:style-name="P14"><text:tab/>-Culture commune</text:p>
      <text:p text:style-name="P14"><text:tab/>-taille humaines des divisions</text:p>
      <text:p text:style-name="P14">⇒ Inconvénient</text:p>
      <text:p text:style-name="P14"><text:tab/>-Risque des économies d’échelle</text:p>
      <text:p text:style-name="P14"><text:tab/>-Intérêt du groupe moins important par rapport aux intérêt de la division</text:p>
      <text:p text:style-name="P14"/>
      <text:p text:style-name="P14">B.4) Structure Matricielle</text:p>
      <text:p text:style-name="P14"/>
      <text:p text:style-name="P14">⇒ Combine le découpage par fonction et par divisions</text:p>
      <text:p text:style-name="P14"><text:tab/>-Chaque individu a 2 supérieurs </text:p>
      <text:p text:style-name="P14"><text:tab/><text:tab/>-Un supérieur permanent</text:p>
      <text:p text:style-name="P14"><text:tab/><text:tab/>- Un supérieur évoluant en fonction d’un projet</text:p>
      <text:p text:style-name="P14"/>
      <text:p text:style-name="P15">⇒ Avantage</text:p>
      <text:p text:style-name="P15"><text:tab/>-Bien adapté a une gestion par produit/ marché</text:p>
      <text:p text:style-name="P15"/>
      <text:p text:style-name="P15">⇒ Inconvénient</text:p>
      <text:p text:style-name="P15"><text:tab/>-Problème de coordination</text:p>
      <text:p text:style-name="P15"><text:tab/>-Lourdeur dans la prise de décision</text:p>
      <text:p text:style-name="P3"/>
      <text:p text:style-name="P13"/>
      <text:p text:style-name="P10">C) Comportement sociaux des acteurs</text:p>
      <text:p text:style-name="P10"/>
      <text:p text:style-name="P16">⇒ Structure TAYLOR</text:p>
      <text:p text:style-name="P16"><text:tab/>-L’acteur est considérer comme un exécutant</text:p>
      <text:p text:style-name="P16"/>
      <text:p text:style-name="P16">⇒ Forme plus récente</text:p>
      <text:p text:style-name="P16"><text:tab/>-Stimuler la participation</text:p>
      <text:p text:style-name="P16"><text:tab/>-L’implication</text:p>
      <text:p text:style-name="P16"><text:tab/>-<text:span text:style-name="T15">Les idées des participants</text:span></text:p>
      <text:p text:style-name="P16"/>
      <text:p text:style-name="P2"/>
      <text:p text:style-name="P19">3)Le choix de structure</text:p>
      <text:p text:style-name="P19"/>
      <text:p text:style-name="P21">⇒ Chaque entreprise se pose les questions :</text:p>
      <text:p text:style-name="P21"><text:tab/>-Quelle structure choisir ?</text:p>
      <text:p text:style-name="P21"/>
      <text:p text:style-name="P21">⇒ Prendre en compte différents critères</text:p>
      <text:p text:style-name="P21"/>
      <text:p text:style-name="P21"/>
      <text:p text:style-name="P21"/>
      <text:p text:style-name="P21"><text:soft-page-break/></text:p>
      <text:p text:style-name="P21">⇒ Elle doit tenir compte</text:p>
      <text:p text:style-name="P21"><text:tab/>-Sa spécificité</text:p>
      <text:p text:style-name="P21"><text:tab/>-Son histoire</text:p>
      <text:p text:style-name="P21"><text:tab/>-Sa culture</text:p>
      <text:p text:style-name="P21"><text:tab/>-Sa taille</text:p>
      <text:p text:style-name="P21"/>
      <text:p text:style-name="P22">C.1) Centralisation ou dé<text:span text:style-name="T16">centralisation</text:span></text:p>
      <text:p text:style-name="P22"/>
      <text:p text:style-name="P22">⇒ Si la structure décentralise les décisions</text:p>
      <text:p text:style-name="P22"/>
      <text:p text:style-name="P22">⇒ Avantage</text:p>
      <text:p text:style-name="P22"><text:tab/>-Dispose d’une plus grandes liberté</text:p>
      <text:p text:style-name="P22"><text:tab/>-Mais ne doit pas oublié la réalisation des objectifs a atteindre</text:p>
      <text:p text:style-name="P22"><text:tab/>-Meilleur</text:p>
      <text:p text:style-name="P22"><text:tab/><text:tab/>-Implication du personnelle</text:p>
      <text:p text:style-name="P22"><text:tab/><text:tab/>-Connaissance des problèmes</text:p>
      <text:p text:style-name="P22"><text:tab/><text:tab/>-Réactivité de l’entreprise</text:p>
      <text:p text:style-name="P22"/>
      <text:p text:style-name="P22">⇒ Inconvénient</text:p>
      <text:p text:style-name="P22"><text:tab/>-Manque de coordination</text:p>
      <text:p text:style-name="P22"/>
      <text:p text:style-name="P23">C.2) Structure pyramidale et structure horizontale</text:p>
      <text:p text:style-name="P23"/>
      <text:p text:style-name="P23">⇒ Les structures classique ressemble a une pyramide </text:p>
      <text:p text:style-name="P23"/>
      <text:p text:style-name="P23">⇒ Inspiré du modèle militaire</text:p>
      <text:p text:style-name="P23"/>
      <text:p text:style-name="P23">⇒ Structure horizontale </text:p>
      <text:p text:style-name="P23"><text:tab/>-L’esprit d’équipe</text:p>
      <text:p text:style-name="P23"><text:tab/>-La responsabilité</text:p>
      <text:p text:style-name="P23"><text:tab/>-Relation moins hiérarchisées</text:p>
      <text:p text:style-name="P23"><text:tab/>-Raccourcissement du processus de décisions<text:tab/></text:p>
      <text:p text:style-name="P23"><text:tab/>-La motivation</text:p>
      <text:p text:style-name="P23"><text:tab/>-<text:span text:style-name="T17">La diffusion de l’information à tout les niveaux</text:span></text:p>
      <text:p text:style-name="P23"><text:tab/>-<text:span text:style-name="T17">Passage d’une logique de poste a une logique de compétence </text:span></text:p>
      <text:p text:style-name="P23"/>
      <text:p text:style-name="P24">C.3)Structure Formelle et informelle</text:p>
      <text:p text:style-name="P24"/>
      <text:p text:style-name="P24">⇒ Structure formelle de l’entreprise est représenté par un organigramme</text:p>
      <text:p text:style-name="P24"><text:tab/>-Il ne rend pas toujours compte de la réalité du pouvoirs dans l’entreprise</text:p>
      <text:p text:style-name="P24"><text:tab/>-Représentation pas exacte de la réalité</text:p>
      <text:p text:style-name="P24"/>
      <text:p text:style-name="P24"/>
      <text:p text:style-name="P24"/>
      <text:p text:style-name="P24"><text:soft-page-break/>⇒ Relation informelle</text:p>
      <text:p text:style-name="P24"><text:tab/>-Souvent spontané</text:p>
      <text:p text:style-name="P24"><text:tab/>-Pallie les insuffisance de la structure formelle</text:p>
      <text:p text:style-name="P24"><text:tab/>-Mais aussi l’origine de dysfonctionnement </text:p>
      <text:p text:style-name="P24"/>
      <text:p text:style-name="P20">4) Evolution des structures</text:p>
      <text:p text:style-name="P25">⇒ Evolution</text:p>
      <text:p text:style-name="P25"><text:tab/>-Dans le temps</text:p>
      <text:p text:style-name="P25"><text:tab/>-Selon la taille</text:p>
      <text:p text:style-name="P25"><text:tab/>-En fonction de l’environnement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7:59:33.987516124</meta:creation-date>
    <dc:date>2022-09-29T08:50:09.372562919</dc:date>
    <meta:editing-duration>PT50M22S</meta:editing-duration>
    <meta:editing-cycles>34</meta:editing-cycles>
    <meta:generator>LibreOffice/7.3.6.2$Linux_X86_64 LibreOffice_project/30$Build-2</meta:generator>
    <meta:document-statistic meta:table-count="0" meta:image-count="0" meta:object-count="0" meta:page-count="5" meta:paragraph-count="142" meta:word-count="597" meta:character-count="4232" meta:non-whitespace-character-count="3667"/>
  </office:meta>
</office:document-meta>
</file>